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0.99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fo:color="#000000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  <style:text-properties fo:color="#ff3333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1" table:default-cell-style-name="ce4"/>
        <table:table-column table:style-name="co1" table:default-cell-style-name="ce6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LineNumber</text:p>
          </table:table-cell>
          <table:table-cell table:style-name="ce1" office:value-type="string" calcext:value-type="string">
            <text:p>Syllable</text:p>
          </table:table-cell>
          <table:table-cell table:style-name="ce1" office:value-type="string" calcext:value-type="string">
            <text:p>Anceps</text:p>
          </table:table-cell>
          <table:table-cell table:style-name="ce1" office:value-type="string" calcext:value-type="string">
            <text:p>Lucus</text:p>
          </table:table-cell>
          <table:table-cell table:style-name="ce2"/>
          <table:table-cell table:style-name="ce5"/>
          <table:table-cell table:style-name="ce1" table:number-columns-repeated="1018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br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f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s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3" calcext:value-type="float">
            <text:p>393</text:p>
          </table:table-cell>
          <table:table-cell table:style-name="ce9" office:value-type="string" calcext:value-type="string">
            <text:p>v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d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l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r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s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table:style-name="ce9"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m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l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he comes</text:p>
          </table:table-cell>
          <table:table-cell table:number-columns-repeated="1019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n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n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jun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h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n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g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p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g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art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d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r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j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g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me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qu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r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so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p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d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qu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qu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d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qu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h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qui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ng in plural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n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r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short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oetic freedom? 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fa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en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h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c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g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r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pl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qu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m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t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gl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sc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p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e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n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g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s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n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m s right?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m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qu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up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p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hi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p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a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a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pl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g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t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i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i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ge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brac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</text:p>
          </table:table-cell>
          <table:table-cell table:number-columns-repeated="1018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n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l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sp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p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s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m right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str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le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qu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d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h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f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emp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</text:p>
          </table:table-cell>
          <table:table-cell table:number-columns-repeated="1018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p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p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g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h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 wikitionary entry</text:p>
          </table:table-cell>
          <table:table-cell table:number-columns-repeated="1018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v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p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t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d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yr</text:p>
          </table:table-cell>
          <table:table-cell table:number-columns-repeated="2" office:value-type="string" calcext:value-type="string">
            <text:p>UNK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rh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p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gy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m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e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v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r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g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v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m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b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l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r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t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quod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a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ative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a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r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ative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inkster says lo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b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ep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s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r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gl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n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b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p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d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no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p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st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UNK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s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m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ta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a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t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m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v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m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o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br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o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l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b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m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g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v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s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zep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h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ame? Wind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b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l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b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f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v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i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b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b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d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v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b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qu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re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d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Plural accusative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m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v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s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u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r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t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h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n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p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o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l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r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d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m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be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fl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h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p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b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d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st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g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f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o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d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f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es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o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ta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l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p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m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l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h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ep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h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t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ha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v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s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flu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ha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ha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m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fl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c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dverb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s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n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n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a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h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ro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n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s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p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l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g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g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m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t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ga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y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rh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UNK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x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long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h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hort?</text:p>
          </table:table-cell>
          <table:table-cell table:number-columns-repeated="1018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d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a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roia syllabification?</text:p>
          </table:table-cell>
          <table:table-cell table:number-columns-repeated="1018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li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qu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qu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qu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I scanned most -us as short. That seems to be too eager from me..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p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re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s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m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r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o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qu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long</text:p>
          </table:table-cell>
          <table:table-cell table:style-name="ce11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11"/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t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r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ve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ra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pla</text:p>
          </table:table-cell>
          <table:table-cell table:style-name="ce11"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n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h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m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b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f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l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s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tr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h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n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s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p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d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f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i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v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p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l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eek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qui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quid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na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style-name="ce11"/>
          <table:table-cell table:number-columns-repeated="1019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f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p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ho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em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v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p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ra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pr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vi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l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ia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hu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not abl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tento?</text:p>
          </table:table-cell>
          <table:table-cell table:number-columns-repeated="1018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fl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str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x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b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u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f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h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t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du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p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la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r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s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p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i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ni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t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u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t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l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n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flu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p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v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pl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x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n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t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x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ia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splen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?</text:p>
          </table:table-cell>
          <table:table-cell table:number-columns-repeated="1018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d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/>
          <table:table-cell office:value-type="string" calcext:value-type="string">
            <text:p>ab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long</text:p>
          </table:table-cell>
          <table:table-cell table:style-name="ce11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b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d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n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u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g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ne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i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p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d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f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g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v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be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r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h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r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bl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b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n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r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d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phry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g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style-name="ce11"/>
          <table:table-cell table:number-columns-repeated="1019"/>
        </table:table-row>
        <table:table-row table:style-name="ro1">
          <table:table-cell table:number-columns-repeated="3"/>
          <table:table-cell table:style-name="ce2"/>
          <table:table-cell table:style-name="ce11"/>
          <table:table-cell table:number-columns-repeated="1019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m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t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ho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NK</text:p>
          </table:table-cell>
          <table:table-cell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l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t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qui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i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m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t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pl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r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d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ub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u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s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e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n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m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r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v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m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e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qu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den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l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g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i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i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n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f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g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p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v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/>
          <table:table-cell office:value-type="string" calcext:value-type="string">
            <text:p>nom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scr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pe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m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a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x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d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l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a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ax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ap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h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l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t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v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s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flu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a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arx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n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pr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up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qu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iphthong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spe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t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ri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n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p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hi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t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hi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s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l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hi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a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eek word?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b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han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p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d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i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to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l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/>
          <table:table-cell office:value-type="string" calcext:value-type="string">
            <text:p>abl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v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f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r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x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pe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l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s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f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h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p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x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h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p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u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b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m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n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u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v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ar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hu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iu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/>
          <table:table-cell office:value-type="string" calcext:value-type="string">
            <text:p>?syllabification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r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ar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p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l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ra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fr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g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men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t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lun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f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r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o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qu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tum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l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b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no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i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te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d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ru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qu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ter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du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e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v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rum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m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s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t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v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u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e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gr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o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a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gr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Grai?</text:p>
          </table:table-cell>
          <table:table-cell table:number-columns-repeated="1018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p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ter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s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qu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en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re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pla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to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unc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om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n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l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fro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d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r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ul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b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fun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at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m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do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g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n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vi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i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ma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te</text:p>
          </table:table-cell>
          <table:table-cell table:number-columns-repeated="2" office:value-type="string" calcext:value-type="string">
            <text:p>elisio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r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sed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ec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ur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ri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is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i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omp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syllabification?</text:p>
          </table:table-cell>
          <table:table-cell table:number-columns-repeated="1018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ta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o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m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fre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phoe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bas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2"/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en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the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a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lau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rus</text:p>
          </table:table-cell>
          <table:table-cell table:number-columns-repeated="2" office:value-type="string" calcext:value-type="string">
            <text:p>long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qua</text:p>
          </table:table-cell>
          <table:table-cell table:number-columns-repeated="2" office:value-type="string" calcext:value-type="string">
            <text:p>short</text:p>
          </table:table-cell>
          <table:table-cell table:number-columns-repeated="1020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tit</text:p>
          </table:table-cell>
          <table:table-cell office:value-type="string" calcext:value-type="string">
            <text:p>UNK</text:p>
          </table:table-cell>
          <table:table-cell table:style-name="ce2" office:value-type="string" calcext:value-type="string">
            <text:p>short</text:p>
          </table:table-cell>
          <table:table-cell table:number-columns-repeated="1020"/>
        </table:table-row>
        <table:table-row table:style-name="ro1" table:number-rows-repeated="104511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3">00/00/0000</text:date>, <text:time style:data-style-name="N2" text:time-value="20:06:59.852489898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uk Nolden</meta:initial-creator>
    <meta:creation-date>2022-01-05T16:05:05.622522924</meta:creation-date>
    <dc:date>2022-01-13T20:10:40.110240115</dc:date>
    <dc:creator>Luuk Nolden</dc:creator>
    <meta:editing-duration>PT10H23M22S</meta:editing-duration>
    <meta:editing-cycles>86</meta:editing-cycles>
    <meta:generator>LibreOffice/7.2.3.2$Linux_X86_64 LibreOffice_project/20$Build-2</meta:generator>
    <meta:document-statistic meta:table-count="1" meta:cell-count="9653" meta:object-count="0"/>
  </office:meta>
</office:document-meta>
</file>